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yuthaya" style:font-family-asian="Ayuthaya" style:font-family-complex="Ayuthay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4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7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bold" fo:font-family="Ayuthaya" style:font-family-asian="Ayuthaya" style:font-family-complex="Ayuthaya" fo:background-color="transparent" style:use-window-font-color="true"/>
    </style:style>
    <style:style style:name="T11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Ayuthaya" style:font-family-asian="Ayuthaya" style:font-family-complex="Ayuthaya" fo:background-color="transparent" style:use-window-font-color="true"/>
    </style:style>
    <style:style style:name="T16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Ayuthaya" style:font-family-asian="Ayuthaya" style:font-family-complex="Ayuthaya" fo:background-color="transparent" style:use-window-font-color="true"/>
    </style:style>
    <style:style style:name="T21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2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3" style:family="text">
      <style:text-properties fo:font-size="10.00pt" fo:font-weight="normal" fo:font-family="Ayuthaya" style:font-family-asian="Ayuthaya" style:font-family-complex="Ayuthay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Orçamento Ilumi</text:span></text:p>
      <text:p text:style-name="P1"><text:span text:style-name="T2"/></text:p>
      <text:p text:style-name="P1"><text:span text:style-name="T3">O projeto</text:span></text:p>
      <text:p text:style-name="P1"><text:span text:style-name="T4">O projeto custeia um jogo modelo "chute a gol" no qual os jogadores terão como objetivo acertar o gol. Neste haverão alvos parados ou em movimento, barreira com jogadores e claro, o goleiro. Os pontos serão computados e armazenados em um banco de dados apenas para jogadores que estiverem cadastrados e entrarem com seu login e senha. Caso contrário, apenas serão exibidos os pontos na tela, sem serem registrados.</text:span></text:p>
      <text:p text:style-name="P1"><text:span text:style-name="T4">Os pontos, assim como o cadastro, serão hospedados em um servidor que requererá segurança avançada para que não haja fraude e nem invasão provinda de hakers.</text:span></text:p>
      <text:p text:style-name="P1"><text:span text:style-name="T5"/></text:p>
      <text:p text:style-name="P1"><text:span text:style-name="T6">Custos</text:span></text:p>
      <text:p text:style-name="P1"><text:span text:style-name="T7">Mão de obra:</text:span><text:span text:style-name="T8"><text:s/></text:span></text:p>
      <text:p text:style-name="P1"><text:span text:style-name="T8"><text:tab/>A mão de obra, somada de recursos necessários para o desenvolvimento do projeto, custarão R$12.915,82 (doze mil, novecentos e quinze Reais e oitenta e dois centavos).</text:span></text:p>
      <text:p text:style-name="P1"><text:span text:style-name="T9"/></text:p>
      <text:p text:style-name="P1"><text:span text:style-name="T10">Distribuição:</text:span></text:p>
      <text:p text:style-name="P1"><text:span text:style-name="T11"><text:tab/>Facebook: gratuito; </text:span></text:p>
      <text:p text:style-name="P1"><text:span text:style-name="T11"><text:tab/>Android: O valor de inscrição para publicar aplicativos no Google-Play é de US$ 30,00 em Reais, R$ 60,00.<text:s text:c="2"/></text:span></text:p>
      <text:p text:style-name="P1"><text:span text:style-name="T11"><text:tab/>IOS: O custo para publicar na Apple-Store é de US$ 100,00 em Reais, R$ 200,00. </text:span></text:p>
      <text:p text:style-name="P1"><text:span text:style-name="T12"/></text:p>
      <text:p text:style-name="P1"><text:span text:style-name="T13">Valor total de R$ 260,00.</text:span></text:p>
      <text:p text:style-name="P1"><text:span text:style-name="T14"/></text:p>
      <text:p text:style-name="P1"><text:span text:style-name="T15">Segurança</text:span></text:p>
      <text:p text:style-name="P1"><text:span text:style-name="T16">Devido à muitas fraudes na Apple-Store e Google-Play, estamos tomando muito cuidado com relação a hospedagem do aplicativo e a base de dados. </text:span></text:p>
      <text:p text:style-name="P1"><text:span text:style-name="T16">O preço médio de hospedagem com segurança garantida fica em torno de R$ 300,00 por mês.</text:span></text:p>
      <text:p text:style-name="P1"><text:span text:style-name="T16">Estamos analisando e realizando testes de confiabilidade nos servidores candidatos, para decidir qual oferece o serviço necessário.</text:span></text:p>
      <text:p text:style-name="P1"><text:span text:style-name="T16">O tempo de execução do projeto com serviços de servidores (depois de publicado), vai da data de lançamento do game até 365 dias após esta data (prazo estimado e sujeito a alteração). O valor final é de R$3.625,20 (três mil seissentos e vinte e cinco Reais, e vinte centavos), valor já incluindo segurança mais hospedagem garantidas pelo provedor, sujeito à alteração relacionada ao serviço contratado. </text:span></text:p>
      <text:p text:style-name="P1"><text:span text:style-name="T17"/></text:p>
      <text:p text:style-name="P1"><text:span text:style-name="T18">Ainda, estaremos monitorando o tempo todo o banco de dados para detectar possíveis tentativas de fraude. Criaremos um documento (Termos de Uso) junto à Ilumi para salvaguardar ambas as empresas de possíveis processos fraudulentos.</text:span></text:p>
      <text:p text:style-name="P1"><text:span text:style-name="T19"/></text:p>
      <text:p text:style-name="P1"><text:span text:style-name="T20">Custo final do projeto</text:span><text:span text:style-name="T21"><text:s text:c="2"/></text:span></text:p>
      <text:p text:style-name="P1"><text:span text:style-name="T21">O valor final do projeto fica em R$17.193,55 (dezessete mil, cento e noventa e três Reais, e cinquenta e cinco centavos), sujeito à alterações dependentes da demanda de acesso</text:span><text:span text:style-name="T22">,</text:span><text:span text:style-name="T23"><text:s/>podendo ser negociado.</text:span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